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style:font-name="Times New Roman" fo:font-size="14pt" fo:language="en" fo:country="US" style:font-size-asian="14pt" style:font-name-complex="Times New Roman1" style:font-size-complex="14pt"/>
    </style:style>
    <style:style style:name="P2" style:family="paragraph" style:parent-style-name="Standard">
      <style:paragraph-properties fo:orphans="0" fo:widows="0"/>
      <style:text-properties style:font-name="Times New Roman" fo:font-size="11pt" fo:language="en" fo:country="US" style:font-size-asian="11pt" style:font-name-complex="Times New Roman1" style:font-size-complex="11pt"/>
    </style:style>
    <style:style style:name="P3" style:family="paragraph" style:parent-style-name="Standard">
      <style:text-properties style:font-name="Times New Roman" fo:language="en" fo:country="US" style:font-name-complex="Times New Roman1"/>
    </style:style>
    <style:style style:name="P4" style:family="paragraph" style:parent-style-name="Standard">
      <style:paragraph-properties fo:orphans="0" fo:widows="0"/>
      <style:text-properties style:font-name="Times New Roman" fo:language="en" fo:country="US" style:font-name-complex="Times New Roman1"/>
    </style:style>
    <style:style style:name="P5" style:family="paragraph" style:parent-style-name="Standard">
      <style:paragraph-properties fo:orphans="0" fo:widows="0"/>
    </style:style>
    <style:style style:name="P6" style:family="paragraph" style:parent-style-name="Standard">
      <loext:graphic-properties draw:fill="solid" draw:fill-color="#e6e6e6"/>
      <style:paragraph-properties fo:line-height="200%" fo:orphans="0" fo:widows="0" fo:background-color="#e6e6e6">
        <style:tab-stops>
          <style:tab-stop style:position="2cm"/>
        </style:tab-stops>
      </style:paragraph-properties>
    </style:style>
    <style:style style:name="P7" style:family="paragraph" style:parent-style-name="Standard">
      <loext:graphic-properties draw:fill="solid" draw:fill-color="#e6e6e6"/>
      <style:paragraph-properties fo:line-height="200%" fo:orphans="0" fo:widows="0" fo:background-color="#e6e6e6"/>
    </style:style>
    <style:style style:name="P8" style:family="paragraph" style:parent-style-name="Standard">
      <style:paragraph-properties fo:margin-left="1.52cm" fo:margin-right="0cm" fo:text-indent="-1.27cm" style:auto-text-indent="false"/>
    </style:style>
    <style:style style:name="P9" style:family="paragraph" style:parent-style-name="Standard">
      <style:paragraph-properties fo:margin-top="0.212cm" fo:margin-bottom="0.212cm" loext:contextual-spacing="false" fo:orphans="0" fo:widows="0"/>
    </style:style>
    <style:style style:name="P10" style:family="paragraph" style:parent-style-name="Standard">
      <style:paragraph-properties fo:margin-top="0cm" fo:margin-bottom="0.212cm" loext:contextual-spacing="false" fo:orphans="0" fo:widows="0"/>
    </style:style>
    <style:style style:name="P11" style:family="paragraph" style:parent-style-name="Standard" style:master-page-name="Standard">
      <style:paragraph-properties fo:text-align="center" style:justify-single-word="false" fo:orphans="0" fo:widows="0" style:page-number="auto"/>
      <style:text-properties style:font-name="Times New Roman" fo:font-size="14pt" fo:language="en" fo:country="US" style:font-size-asian="14pt" style:font-name-complex="Times New Roman1" style:font-size-complex="14pt"/>
    </style:style>
    <style:style style:name="P12" style:family="paragraph" style:parent-style-name="Standard">
      <style:paragraph-properties fo:text-align="center" style:justify-single-word="false" fo:orphans="0" fo:widows="0"/>
      <style:text-properties style:font-name="Times New Roman" fo:font-size="14pt" fo:language="en" fo:country="US" style:font-size-asian="14pt" style:font-name-complex="Times New Roman1" style:font-size-complex="14pt"/>
    </style:style>
    <style:style style:name="P13" style:family="paragraph" style:parent-style-name="Standard">
      <style:paragraph-properties fo:orphans="0" fo:widows="0"/>
      <style:text-properties style:font-name="Times New Roman" fo:font-size="11pt" fo:language="en" fo:country="US" style:font-size-asian="11pt" style:font-name-complex="Times New Roman1" style:font-size-complex="11pt"/>
    </style:style>
    <style:style style:name="P14" style:family="paragraph" style:parent-style-name="Standard">
      <style:text-properties style:font-name="Times New Roman" fo:language="en" fo:country="US" style:font-name-complex="Times New Roman1"/>
    </style:style>
    <style:style style:name="P15" style:family="paragraph" style:parent-style-name="Standard">
      <style:paragraph-properties fo:orphans="0" fo:widows="0"/>
      <style:text-properties style:font-name="Times New Roman" fo:language="en" fo:country="US" style:font-name-complex="Times New Roman1"/>
    </style:style>
    <style:style style:name="P16" style:family="paragraph" style:parent-style-name="Standard">
      <style:paragraph-properties fo:margin-top="0.212cm" fo:margin-bottom="0.212cm" loext:contextual-spacing="false" fo:orphans="0" fo:widows="0">
        <style:tab-stops>
          <style:tab-stop style:position="2cm"/>
        </style:tab-stops>
      </style:paragraph-properties>
      <style:text-properties style:font-name="Times New Roman" fo:font-size="11pt" fo:language="en" fo:country="US" style:font-size-asian="11pt" style:font-name-complex="Times New Roman1" style:font-size-complex="11pt"/>
    </style:style>
    <style:style style:name="P17" style:family="paragraph" style:parent-style-name="Standard">
      <style:paragraph-properties fo:margin-top="0.423cm" fo:margin-bottom="0cm" loext:contextual-spacing="false" fo:orphans="0" fo:widows="0"/>
      <style:text-properties style:font-name="Times New Roman" fo:font-size="11pt" fo:language="en" fo:country="US" style:font-size-asian="11pt" style:font-name-complex="Times New Roman1" style:font-size-complex="11pt"/>
    </style:style>
    <style:style style:name="P18" style:family="paragraph" style:parent-style-name="Standard">
      <style:paragraph-properties fo:margin-top="0cm" fo:margin-bottom="0.423cm" loext:contextual-spacing="false" fo:text-align="center" style:justify-single-word="false" fo:orphans="0" fo:widows="0" fo:break-before="page"/>
      <style:text-properties style:font-name="Times New Roman" fo:language="en" fo:country="US" style:font-name-complex="Times New Roman1"/>
    </style:style>
    <style:style style:name="P19" style:family="paragraph" style:parent-style-name="Standard">
      <style:paragraph-properties fo:margin-top="0cm" fo:margin-bottom="0.212cm" loext:contextual-spacing="false" fo:orphans="0" fo:widows="0"/>
      <style:text-properties style:font-name="Times New Roman" fo:language="en" fo:country="US" fo:font-weight="bold" style:font-weight-asian="bold" style:font-name-complex="Times New Roman1"/>
    </style:style>
    <style:style style:name="P20" style:family="paragraph" style:parent-style-name="Standard">
      <style:paragraph-properties fo:margin-top="0cm" fo:margin-bottom="0.212cm" loext:contextual-spacing="false" fo:orphans="0" fo:widows="0"/>
      <style:text-properties style:font-name="Times New Roman" fo:font-size="11pt" fo:language="en" fo:country="US" style:font-size-asian="11pt" style:font-name-complex="Times New Roman1" style:font-size-complex="11pt"/>
    </style:style>
    <style:style style:name="T1" style:family="text">
      <style:text-properties style:font-name="Times New Roman" fo:font-size="11pt" fo:language="en" fo:country="US" style:font-size-asian="11pt" style:font-name-complex="Times New Roman1" style:font-size-complex="11pt"/>
    </style:style>
    <style:style style:name="T2" style:family="text">
      <style:text-properties style:font-name="Times New Roman" fo:font-size="11pt" fo:language="en" fo:country="US" officeooo:rsid="00047f76" style:font-size-asian="11pt" style:font-name-complex="Times New Roman1" style:font-size-complex="11pt"/>
    </style:style>
    <style:style style:name="T3" style:family="text">
      <style:text-properties style:font-name="Times New Roman" fo:font-size="11pt" fo:language="en" fo:country="US" fo:font-weight="bold" style:font-size-asian="11pt" style:font-weight-asian="bold" style:font-name-complex="Times New Roman1" style:font-size-complex="11pt"/>
    </style:style>
    <style:style style:name="T4" style:family="text">
      <style:text-properties style:font-name="Times New Roman" fo:language="en" fo:country="US" style:font-name-complex="Times New Roman1"/>
    </style:style>
    <style:style style:name="T5" style:family="text">
      <style:text-properties fo:language="en" fo:country="US"/>
    </style:style>
    <style:style style:name="T6" style:family="text">
      <style:text-properties fo:language="en" fo:country="U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Y OF ST ANDREWS</text:p>
      <text:p text:style-name="P1">TEACHING AND RESEARCH ETHICS COMMITTEE (UTREC)</text:p>
      <text:p text:style-name="P1">SCHOOL OF COMPUTER SCIENCE</text:p>
      <text:p text:style-name="P1">PRELIMINARY ETHICS SELF-ASSESSMENT FORM</text:p>
      <text:p text:style-name="P1"/>
      <text:p text:style-name="P2">This Preliminary Ethics Self-Assessment Form is to be conducted by the researcher, and completed in conjunction with the Guidelines for Ethical Research Practice. All staff and students of the School of Computer Science must complete it prior to commencing research.</text:p>
      <text:p text:style-name="P2"/>
      <text:p text:style-name="P2">This Form will act as a formal record of your ethical considerations.</text:p>
      <text:p text:style-name="P2">Tick one box </text:p>
      <text:p text:style-name="P8"><text:bookmark-start text:name="Check1"/><text:bookmark-start text:name="_GoBack"/><field:fieldmark text:name="__Fieldmark__36_1676512609" field:type="vnd.oasis.opendocument.field.FORMCHECKBOX"><field:param field:name="Checkbox_Checked" field:value="false"/></field:fieldmark><text:bookmark-end text:name="Check1"/><text:bookmark-end text:name="_GoBack"/><text:span text:style-name="T5"><text:tab/></text:span><text:span text:style-name="T6">Staff Project</text:span></text:p>
      <text:p text:style-name="P8"><text:bookmark-start text:name="Check2"/><field:fieldmark text:name="__Fieldmark__49_1676512609" field:type="vnd.oasis.opendocument.field.FORMCHECKBOX"/><text:bookmark-end text:name="Check2"/><text:span text:style-name="T5"><text:tab/></text:span><text:span text:style-name="T6">Postgraduate Project</text:span></text:p>
      <text:p text:style-name="P8"><text:bookmark-start text:name="Check3"/><field:fieldmark text:name="__Fieldmark__60_1676512609" field:type="vnd.oasis.opendocument.field.FORMCHECKBOX"><field:param field:name="Checkbox_Checked" field:value="true"/></field:fieldmark><text:bookmark-end text:name="Check3"/><text:span text:style-name="T5"><text:tab/></text:span><text:span text:style-name="T6">Undergraduate Project</text:span><text:span text:style-name="T5"> <text:s/></text:span></text:p>
      <text:p text:style-name="P16">Title of project</text:p>
      <text:p text:style-name="P6"><text:bookmark-start text:name="Text11"/><field:fieldmark-start text:name="__Fieldmark__84_1676512609" field:type="vnd.oasis.opendocument.field.FORMTEXT"/><text:span text:style-name="T1"> </text:span><text:span text:style-name="T2">Strategy Video-Game for Collaborative Agents with Humoristic Dialogues</text:span><text:span text:style-name="T1">    </text:span><field:fieldmark-end/><text:bookmark-end text:name="Text11"/></text:p>
      <text:p text:style-name="P16">Name of researcher(s)</text:p>
      <text:p text:style-name="P7"><text:bookmark-start text:name="Text21"/><field:fieldmark-start text:name="__Fieldmark__100_1676512609" field:type="vnd.oasis.opendocument.field.FORMTEXT"/><text:span text:style-name="T2">Jordan Mackie</text:span><text:span text:style-name="T1">     </text:span><field:fieldmark-end/><text:bookmark-end text:name="Text21"/></text:p>
      <text:p text:style-name="P16">Name of supervisor (for student research)</text:p>
      <text:p text:style-name="P7"><text:bookmark-start text:name="Text31"/><field:fieldmark-start text:name="__Fieldmark__114_1676512609" field:type="vnd.oasis.opendocument.field.FORMTEXT"/><text:span text:style-name="T2">Alice Toniolo, Christopher Stone</text:span><field:fieldmark-end/><text:bookmark-end text:name="Text31"/></text:p>
      <text:p text:style-name="P17">OVERALL ASSESSMENT (to be signed after questions, overleaf, have been completed)</text:p>
      <text:p text:style-name="P2"/>
      <text:p text:style-name="P5"><text:span text:style-name="T1">Self audit has been conducted </text:span><text:span text:style-name="T3">YES</text:span><text:span text:style-name="T1"> </text:span><text:bookmark-start text:name="Check4"/><field:fieldmark text:name="__Fieldmark__133_1676512609" field:type="vnd.oasis.opendocument.field.FORMCHECKBOX"><field:param field:name="Checkbox_Checked" field:value="true"/></field:fieldmark><text:bookmark-end text:name="Check4"/><text:span text:style-name="T1"><text:s/></text:span><text:span text:style-name="T3">NO</text:span><text:span text:style-name="T1"> </text:span><text:bookmark-start text:name="Check5"/><field:fieldmark text:name="__Fieldmark__144_1676512609" field:type="vnd.oasis.opendocument.field.FORMCHECKBOX"/><text:bookmark-end text:name="Check5"/></text:p>
      <text:p text:style-name="P2"/>
      <text:p text:style-name="P2">There are no ethical issues raised by this project</text:p>
      <text:p text:style-name="P16">Signature Student or Researcher</text:p>
      <text:p text:style-name="P6"><text:bookmark-start text:name="Text41"/><field:fieldmark-start text:name="__Fieldmark__164_1676512609" field:type="vnd.oasis.opendocument.field.FORMTEXT"/><text:span text:style-name="T1">     </text:span><field:fieldmark-end/><text:bookmark-end text:name="Text41"/></text:p>
      <text:p text:style-name="P16">Print Name</text:p>
      <text:p text:style-name="P6"><text:bookmark-start text:name="Text51"/><field:fieldmark-start text:name="__Fieldmark__178_1676512609" field:type="vnd.oasis.opendocument.field.FORMTEXT"/><text:span text:style-name="T2">Jordan Mackie</text:span><field:fieldmark-end/><text:bookmark-end text:name="Text51"/></text:p>
      <text:p text:style-name="P16">Date</text:p>
      <text:p text:style-name="P6"><text:bookmark-start text:name="Text61"/><field:fieldmark-start text:name="__Fieldmark__192_1676512609" field:type="vnd.oasis.opendocument.field.FORMTEXT"/><text:span text:style-name="T1">     </text:span><field:fieldmark-end/><text:bookmark-end text:name="Text61"/></text:p>
      <text:p text:style-name="P16">Signature Lead Researcher or Supervisor</text:p>
      <text:p text:style-name="P6"><text:bookmark-start text:name="Text71"/><field:fieldmark-start text:name="__Fieldmark__206_1676512609" field:type="vnd.oasis.opendocument.field.FORMTEXT"/><text:span text:style-name="T1">     </text:span><field:fieldmark-end/><text:bookmark-end text:name="Text71"/></text:p>
      <text:p text:style-name="P16">Print Name</text:p>
      <text:p text:style-name="P6"><text:bookmark-start text:name="Text81"/><field:fieldmark-start text:name="__Fieldmark__220_1676512609" field:type="vnd.oasis.opendocument.field.FORMTEXT"/><text:span text:style-name="T1">     </text:span><field:fieldmark-end/><text:bookmark-end text:name="Text81"/></text:p>
      <text:p text:style-name="P16">Date</text:p>
      <text:p text:style-name="P6"><text:bookmark-start text:name="Text91"/><field:fieldmark-start text:name="__Fieldmark__234_1676512609" field:type="vnd.oasis.opendocument.field.FORMTEXT"/><text:span text:style-name="T1">     </text:span><field:fieldmark-end/><text:bookmark-end text:name="Text91"/></text:p>
      <text:p text:style-name="P2">This form must be date stamped and held in the files of the Lead Researcher or Supervisor. If fieldwork is required, a copy must also be lodged with appropriate Risk Assessment forms. <text:soft-page-break/>The School Ethics Committee will be responsible for monitoring assessments.</text:p>
      <text:p text:style-name="P3"/>
      <text:p text:style-name="P18">Computer Science Preliminary Ethics Self-Assessment Form</text:p>
      <text:p text:style-name="P19">Research with human subjects</text:p>
      <text:p text:style-name="P20">Does your research involve human subjects or have potential adverse consequences for human welfare and wellbeing?</text:p>
      <text:p text:style-name="P10"><text:span text:style-name="T3">YES</text:span><text:span text:style-name="T1"> <text:s/></text:span><text:bookmark-start text:name="Check6"/><field:fieldmark text:name="__Fieldmark__263_1676512609" field:type="vnd.oasis.opendocument.field.FORMCHECKBOX"><field:param field:name="Checkbox_Checked" field:value="true"/></field:fieldmark><text:bookmark-end text:name="Check6"/><text:span text:style-name="T1"><text:s/></text:span><text:span text:style-name="T3">NO</text:span><text:span text:style-name="T1"> </text:span><text:bookmark-start text:name="Check7"/><field:fieldmark text:name="__Fieldmark__274_1676512609" field:type="vnd.oasis.opendocument.field.FORMCHECKBOX"><field:param field:name="Checkbox_Checked" field:value="false"/></field:fieldmark><text:bookmark-end text:name="Check7"/></text:p>
      <text:p text:style-name="P4">If YES, full ethics review required</text:p>
      <text:p text:style-name="P2">For example:</text:p>
      <text:p text:style-name="P2">Will you be surveying, observing or interviewing human subjects?</text:p>
      <text:p text:style-name="P2">Will you be analysing secondary data that could significantly affect human subjects?</text:p>
      <text:p text:style-name="P2">Does your research have the potential to have a significant negative effect on people in the study area?</text:p>
      <text:p text:style-name="P4"/>
      <text:p text:style-name="P19">Potential physical or psychological harm, discomfort or stress</text:p>
      <text:p text:style-name="P2">Are there any foreseeable risks to the researcher, or to any participants in this research? </text:p>
      <text:p text:style-name="P9"><text:span text:style-name="T3">YES</text:span><text:span text:style-name="T1"> </text:span><text:bookmark-start text:name="Check8"/><field:fieldmark text:name="__Fieldmark__315_1676512609" field:type="vnd.oasis.opendocument.field.FORMCHECKBOX"/><text:bookmark-end text:name="Check8"/><text:span text:style-name="T1"><text:s/></text:span><text:span text:style-name="T3">NO</text:span><text:span text:style-name="T1"> </text:span><text:bookmark-start text:name="Check9"/><field:fieldmark text:name="__Fieldmark__326_1676512609" field:type="vnd.oasis.opendocument.field.FORMCHECKBOX"><field:param field:name="Checkbox_Checked" field:value="true"/></field:fieldmark><text:bookmark-end text:name="Check9"/></text:p>
      <text:p text:style-name="P4">If YES, full ethics review required</text:p>
      <text:p text:style-name="P2">For example:</text:p>
      <text:p text:style-name="P2">Is there any potential that there could be physical harm for anyone involved in the research?</text:p>
      <text:p text:style-name="P2">Is there any potential for psychological harm, discomfort or stress for anyone involved in the research?</text:p>
      <text:p text:style-name="P4"/>
      <text:p text:style-name="P19">Conflicts of interest</text:p>
      <text:p text:style-name="P2">Do any conflicts of interest arise?</text:p>
      <text:p text:style-name="P9"><text:span text:style-name="T3">YES</text:span><text:span text:style-name="T1"> </text:span><text:bookmark-start text:name="Check10"/><field:fieldmark text:name="__Fieldmark__363_1676512609" field:type="vnd.oasis.opendocument.field.FORMCHECKBOX"/><text:bookmark-end text:name="Check10"/><text:span text:style-name="T1"><text:s/></text:span><text:span text:style-name="T3">NO</text:span><text:span text:style-name="T1"> </text:span><text:bookmark-start text:name="Check11"/><field:fieldmark text:name="__Fieldmark__374_1676512609" field:type="vnd.oasis.opendocument.field.FORMCHECKBOX"><field:param field:name="Checkbox_Checked" field:value="true"/></field:fieldmark><text:bookmark-end text:name="Check11"/></text:p>
      <text:p text:style-name="P4">If YES, full ethics review required</text:p>
      <text:p text:style-name="P2">For example:</text:p>
      <text:p text:style-name="P2">Might research objectivity be compromised by sponsorship?</text:p>
      <text:p text:style-name="P2">Might any issues of intellectual property or roles in research be raised?</text:p>
      <text:p text:style-name="P4"/>
      <text:p text:style-name="P19">Funding</text:p>
      <text:p text:style-name="P2">Is your research funded externally?</text:p>
      <text:p text:style-name="P9"><text:span text:style-name="T3">YES</text:span><text:span text:style-name="T1"> </text:span><text:bookmark-start text:name="Check12"/><field:fieldmark text:name="__Fieldmark__411_1676512609" field:type="vnd.oasis.opendocument.field.FORMCHECKBOX"/><text:bookmark-end text:name="Check12"/><text:span text:style-name="T1"><text:s/></text:span><text:span text:style-name="T3">NO</text:span><text:span text:style-name="T1"> </text:span><text:bookmark-start text:name="Check13"/><field:fieldmark text:name="__Fieldmark__422_1676512609" field:type="vnd.oasis.opendocument.field.FORMCHECKBOX"><field:param field:name="Checkbox_Checked" field:value="true"/></field:fieldmark><text:bookmark-end text:name="Check13"/></text:p>
      <text:p text:style-name="P4">If YES, does the funder appear on the ‘currently automatically approved’ list on the UTREC website? </text:p>
      <text:p text:style-name="P9"><text:span text:style-name="T3">YES</text:span><text:span text:style-name="T1"> </text:span><text:bookmark-start text:name="Check14"/><field:fieldmark text:name="__Fieldmark__437_1676512609" field:type="vnd.oasis.opendocument.field.FORMCHECKBOX"/><text:bookmark-end text:name="Check14"/><text:span text:style-name="T1"><text:s/></text:span><text:span text:style-name="T3">NO</text:span><text:span text:style-name="T1"> </text:span><text:bookmark-start text:name="Check15"/><field:fieldmark text:name="__Fieldmark__448_1676512609" field:type="vnd.oasis.opendocument.field.FORMCHECKBOX"/><text:bookmark-end text:name="Check15"/></text:p>
      <text:p text:style-name="P4">If NO, you will need to submit a Funding Approval Application as per instructions on the UTREC website.</text:p>
      <text:p text:style-name="P4"/>
      <text:p text:style-name="P19">Research with animals</text:p>
      <text:p text:style-name="P2">Does your research involve the use of living animals? </text:p>
      <text:p text:style-name="P9"><text:span text:style-name="T3">YES</text:span><text:span text:style-name="T1"> </text:span><text:bookmark-start text:name="Check16"/><field:fieldmark text:name="__Fieldmark__473_1676512609" field:type="vnd.oasis.opendocument.field.FORMCHECKBOX"/><text:bookmark-end text:name="Check16"/><text:span text:style-name="T1"><text:s/></text:span><text:span text:style-name="T3">NO</text:span><text:span text:style-name="T1"> </text:span><text:bookmark-start text:name="Check17"/><field:fieldmark text:name="__Fieldmark__484_1676512609" field:type="vnd.oasis.opendocument.field.FORMCHECKBOX"><field:param field:name="Checkbox_Checked" field:value="true"/></field:fieldmark><text:bookmark-end text:name="Check17"/></text:p>
      <text:p text:style-name="P3">If YES, your proposal must be referred to the University’s Animal Welfare and Ethics Committee (AWEC)</text:p>
      <text:p text:style-name="P3"/>
      <text:p text:style-name="P3">University Teaching and Research Ethics Committee (UTREC) pages </text:p>
      <text:p text:style-name="Standard"><text:a xlink:type="simple" xlink:href="http://www.st-andrews.ac.uk/utrec/" text:style-name="ListLabel_20_1" text:visited-style-name="ListLabel_20_1"><text:span text:style-name="Internet_20_link"><text:span text:style-name="T4">http://www.st-andrews.ac.uk/utrec/</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3.17cm" fo:margin-right="3.1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Bain</meta:initial-creator>
    <meta:editing-cycles>4</meta:editing-cycles>
    <meta:print-date>2016-10-21T09:43:00</meta:print-date>
    <meta:creation-date>2016-11-30T10:32:00</meta:creation-date>
    <dc:date>2019-09-19T16:18:32.098831234</dc:date>
    <meta:editing-duration>PT5M25S</meta:editing-duration>
    <meta:generator>LibreOffice/6.0.7.3$Linux_X86_64 LibreOffice_project/00m0$Build-3</meta:generator>
    <meta:document-statistic meta:table-count="0" meta:image-count="0" meta:object-count="0" meta:page-count="3" meta:paragraph-count="67" meta:word-count="487" meta:character-count="3038" meta:non-whitespace-character-count="2588"/>
    <meta:user-defined meta:name="AppVersion">14.0000</meta:user-defined>
    <meta:user-defined meta:name="Company">University of St Andrew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